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 style:list-style-name="L1">
      <style:text-properties officeooo:rsid="001cf061" officeooo:paragraph-rsid="001cf061"/>
    </style:style>
    <style:style style:name="P3" style:family="paragraph" style:parent-style-name="Standard" style:list-style-name="L1">
      <style:text-properties officeooo:paragraph-rsid="001cf061"/>
    </style:style>
    <style:style style:name="P4" style:family="paragraph" style:parent-style-name="Standard" style:list-style-name="L1">
      <style:text-properties officeooo:paragraph-rsid="0024997d"/>
    </style:style>
    <style:style style:name="P5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6" style:family="paragraph" style:parent-style-name="Standard">
      <style:text-properties fo:font-weight="bold" officeooo:rsid="001eaca7" officeooo:paragraph-rsid="001eaca7" style:font-weight-asian="bold" style:font-weight-complex="bold"/>
    </style:style>
    <style:style style:name="P7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8" style:family="paragraph" style:parent-style-name="Standard">
      <style:text-properties fo:font-weight="bold" officeooo:rsid="001edfda" officeooo:paragraph-rsid="001edfd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12" style:family="paragraph" style:parent-style-name="Standard" style:list-style-name="L1">
      <style:text-properties officeooo:rsid="001eaca7" officeooo:paragraph-rsid="001eaca7"/>
    </style:style>
    <style:style style:name="P13" style:family="paragraph" style:parent-style-name="Standard" style:list-style-name="L1">
      <style:text-properties officeooo:rsid="001edfda" officeooo:paragraph-rsid="001edfda"/>
    </style:style>
    <style:style style:name="P14" style:family="paragraph" style:parent-style-name="Standard" style:list-style-name="L1">
      <style:text-properties fo:color="#ff0000" fo:font-weight="bold" officeooo:rsid="00220f89" officeooo:paragraph-rsid="00220f89" style:font-weight-asian="bold" style:font-weight-complex="bold"/>
    </style:style>
    <style:style style:name="P15" style:family="paragraph" style:parent-style-name="Standard" style:list-style-name="L1">
      <style:text-properties fo:color="#ff0000" fo:font-weight="bold" officeooo:rsid="0023184b" officeooo:paragraph-rsid="0023184b" style:font-weight-asian="bold" style:font-weight-complex="bold"/>
    </style:style>
    <style:style style:name="P16" style:family="paragraph" style:parent-style-name="Standard" style:list-style-name="L2">
      <style:text-properties officeooo:rsid="0024997d" officeooo:paragraph-rsid="0024997d"/>
    </style:style>
    <style:style style:name="P17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06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184b" style:font-weight-asian="normal" style:font-weight-complex="normal"/>
    </style:style>
    <style:style style:name="T5" style:family="text">
      <style:text-properties fo:font-weight="normal" officeooo:rsid="0023a0ae" style:font-weight-asian="normal" style:font-weight-complex="normal"/>
    </style:style>
    <style:style style:name="T6" style:family="text">
      <style:text-properties fo:font-weight="normal" officeooo:rsid="0024997d" style:font-weight-asian="normal" style:font-weight-complex="normal"/>
    </style:style>
    <style:style style:name="T7" style:family="text">
      <style:text-properties officeooo:rsid="00220f89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ff"/>
    </style:style>
    <style:style style:name="T10" style:family="text">
      <style:text-properties fo:color="#0000ff" fo:font-weight="normal" style:font-weight-asian="normal" style:font-weight-complex="normal"/>
    </style:style>
    <style:style style:name="T11" style:family="text">
      <style:text-properties officeooo:rsid="0023a0a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3728892742074966527" text:style-name="L1">
        <text:list-item>
          <text:p text:style-name="P3"><text:span text:style-name="T2">Introduction</text:span></text:p>
          <text:list>
            <text:list-item>
              <text:p text:style-name="P2"><text:span text:style-name="T1">Purpose </text:span>– Describe functional specification of PerFin. To describe technologies used in the project. </text:p>
            </text:list-item>
            <text:list-item>
              <text:p text:style-name="P2"><text:span text:style-name="T1">Scope</text:span> <text:s/></text:p>
              <text:list>
                <text:list-item>
                  <text:p text:style-name="P2">Product name – Personal Finance or PerFin</text:p>
                </text:list-item>
                <text:list-item>
                  <text:p text:style-name="P2">Basic description - <text:s/>Manage the day to day accounting. Keep and present stats for various accounting categories and for various period.</text:p>
                </text:list-item>
                <text:list-item>
                  <text:p text:style-name="P13">Scope – for personal use</text:p>
                </text:list-item>
              </text:list>
            </text:list-item>
            <text:list-item>
              <text:p text:style-name="P12"><text:span text:style-name="T1">Definitions, Acronyms, Abbreviations</text:span> </text:p>
              <text:list>
                <text:list-item>
                  <text:p text:style-name="P5">Definitions</text:p>
                  <text:list>
                    <text:list-item>
                      <text:p text:style-name="P12">income statement/statement – incomes and expenses </text:p>
                    </text:list-item>
                    <text:list-item>
                      <text:p text:style-name="P12">daily income statement – incomes and expenses for given day</text:p>
                    </text:list-item>
                    <text:list-item>
                      <text:p text:style-name="P12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12">statement category – a distinct set of goods or services</text:p>
                    </text:list-item>
                    <text:list-item>
                      <text:p text:style-name="P12">subcategory – a subset of goods and services within given category</text:p>
                    </text:list-item>
                    <text:list-item>
                      <text:p text:style-name="P12">total – the total incomes/expenses for given category/subcategory </text:p>
                    </text:list-item>
                  </text:list>
                </text:list-item>
                <text:list-item>
                  <text:p text:style-name="P5">Acronyms</text:p>
                  <text:list>
                    <text:list-item>
                      <text:p text:style-name="P12"><text:span text:style-name="T1">PerFin</text:span> – Personal Finance <text:span text:style-name="T7">app</text:span></text:p>
                    </text:list-item>
                  </text:list>
                </text:list-item>
                <text:list-item>
                  <text:p text:style-name="P5">Abbreviations</text:p>
                  <text:list>
                    <text:list-item>
                      <text:p text:style-name="P10"><text:span text:style-name="T9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5">References</text:p>
            </text:list-item>
            <text:list-item>
              <text:p text:style-name="P5">Overview – <text:span text:style-name="T3">The rest of the document contains functional description of PerFin</text:span></text:p>
            </text:list-item>
          </text:list>
        </text:list-item>
      </text:list>
      <text:p text:style-name="P6"><text:span text:style-name="T3"/></text:p>
      <text:list xml:id="list85137895908480" text:continue-numbering="true" text:style-name="L1">
        <text:list-item>
          <text:p text:style-name="P7">General Description</text:p>
          <text:list>
            <text:list-item>
              <text:p text:style-name="P7">Product perspective – <text:span text:style-name="T3">the intention is to transform existing excel process into app with ability to sync between devices</text:span></text:p>
            </text:list-item>
          </text:list>
        </text:list-item>
      </text:list>
      <text:p text:style-name="P8"><text:span text:style-name="T3"/></text:p>
      <text:list xml:id="list85137682911846" text:continue-numbering="true" text:style-name="L1">
        <text:list-item>
          <text:p text:style-name="P7"><text:span text:style-name="T3"><text:s/></text:span>Specific Requirements</text:p>
          <text:list>
            <text:list-item>
              <text:p text:style-name="P10">Common views</text:p>
              <text:list>
                <text:list-item>
                  <text:p text:style-name="P10"><text:span text:style-name="T8">Main menu.</text:span> Consists of:</text:p>
                  <text:list>
                    <text:list-item>
                      <text:p text:style-name="P10">“Go Home” tab<text:span text:style-name="T3"> – A link that when clicked returns to the “Totals” of home view</text:span></text:p>
                    </text:list-item>
                    <text:list-item>
                      <text:p text:style-name="P10">“Find income statement period” - <text:span text:style-name="T3">a drop-down/search/whole view tab for searching statements periods. </text:span><text:span text:style-name="T10">TBD</text:span></text:p>
                      <text:p text:style-name="P14"><text:span text:style-name="T3">Q: </text:span><text:span text:style-name="T4">Should this tab open new view or it is like input field?</text:span></text:p>
                      <text:p text:style-name="P15"><text:span text:style-name="T4">Q: </text:span><text:span text:style-name="T3">What are searching criteria?</text:span></text:p>
                    </text:list-item>
                  </text:list>
                </text:list-item>
              </text:list>
            </text:list-item>
            <text:list-item>
              <text:p text:style-name="P9">Views</text:p>
              <text:list>
                <text:list-item>
                  <text:p text:style-name="P9"><text:span text:style-name="T8">Login View </text:span>– n/a</text:p>
                </text:list-item>
                <text:list-item>
                  <text:p text:style-name="P9"><text:span text:style-name="T8">Home View</text:span> – <text:span text:style-name="T3">Shows the “Totals” view in the current income statement period</text:span></text:p>
                  <text:list>
                    <text:list-item>
                      <text:p text:style-name="P11"><text:span text:style-name="T3">Has tabular menu of the categories for the current statement period</text:span>. <text:span text:style-name="T5">When category </text:span><text:soft-page-break/><text:span text:style-name="T5">is clicked a “</text:span><text:span text:style-name="T11">Category totals</text:span><text:span text:style-name="T5">” view displays.</text:span></text:p>
                    </text:list-item>
                    <text:list-item>
                      <text:p text:style-name="P11"><text:span text:style-name="T6">Displays two subsections separated by vertical line and read-only total field, separated from sections with horizontal line</text:span></text:p>
                      <text:list>
                        <text:list-item>
                          <text:p text:style-name="P4"><text:span text:style-name="T6">Income section</text:span><text:span text:style-name="T5"> – </text:span><text:span text:style-name="T6">has the following</text:span><text:span text:style-name="T5"> </text:span><text:span text:style-name="T6">editable input field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82629188591461784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<text:span text:style-name="T3">Salary</text:span></text:p>
                            </text:list-item>
                            <text:list-item>
                              <text:p text:style-name="P16"><text:span text:style-name="T3">Other income</text:span></text:p>
                            </text:list-item>
                          </text:list>
                        </text:list-item>
                        <text:list-item>
                          <text:p text:style-name="P16"><text:span text:style-name="T3">Expenses section – Is single read-only fiel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3-23T08:51:36.539000000</dc:date>
    <meta:editing-duration>PT7H28M34S</meta:editing-duration>
    <meta:editing-cycles>6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39" meta:word-count="337" meta:character-count="2059" meta:non-whitespace-character-count="1773"/>
  </office:meta>
</office:document-meta>
</file>